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6e7d3" officeooo:paragraph-rsid="0016e7d3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Arial" fo:font-size="36pt" officeooo:rsid="0016e7d3" officeooo:paragraph-rsid="0016e7d3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24pt" officeooo:rsid="0016e7d3" officeooo:paragraph-rsid="0016e7d3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36pt" officeooo:rsid="0016e7d3" officeooo:paragraph-rsid="0016e7d3" style:font-size-asian="36pt" style:font-size-complex="36pt"/>
    </style:style>
    <style:style style:name="P7" style:family="paragraph" style:parent-style-name="Text_20_body">
      <style:paragraph-properties fo:text-align="justify" style:justify-single-word="false"/>
      <style:text-properties style:font-name="Arial" officeooo:rsid="00193821" officeooo:paragraph-rsid="00193821"/>
    </style:style>
    <style:style style:name="P8" style:family="paragraph" style:parent-style-name="Text_20_body">
      <style:paragraph-properties fo:text-align="justify" style:justify-single-word="false"/>
      <style:text-properties style:font-name="Arial" officeooo:rsid="00193ecb" officeooo:paragraph-rsid="00193ecb"/>
    </style:style>
    <style:style style:name="P9" style:family="paragraph" style:parent-style-name="Text_20_body">
      <style:text-properties style:font-name="Arial" officeooo:rsid="001b2be0" officeooo:paragraph-rsid="001b2be0"/>
    </style:style>
    <style:style style:name="P10" style:family="paragraph" style:parent-style-name="Text_20_body">
      <style:paragraph-properties fo:text-align="justify" style:justify-single-word="false"/>
      <style:text-properties style:font-name="Arial" officeooo:rsid="001b2be0" officeooo:paragraph-rsid="001b2be0"/>
    </style:style>
    <style:style style:name="P11" style:family="paragraph" style:parent-style-name="Text_20_body">
      <style:text-properties style:font-name="Arial" officeooo:rsid="001c55b1" officeooo:paragraph-rsid="001c55b1"/>
    </style:style>
    <style:style style:name="P12" style:family="paragraph" style:parent-style-name="Text_20_body">
      <style:paragraph-properties fo:text-align="justify" style:justify-single-word="false"/>
      <style:text-properties style:font-name="Arial" officeooo:rsid="001c55b1" officeooo:paragraph-rsid="001c55b1"/>
    </style:style>
    <style:style style:name="P13" style:family="paragraph" style:parent-style-name="Text_20_body">
      <style:paragraph-properties fo:text-align="justify" style:justify-single-word="false"/>
      <style:text-properties style:font-name="Arial" officeooo:rsid="001c5d87" officeooo:paragraph-rsid="001c5d87"/>
    </style:style>
    <style:style style:name="P14" style:family="paragraph" style:parent-style-name="Text_20_body">
      <style:text-properties style:font-name="Arial" officeooo:rsid="001e5964" officeooo:paragraph-rsid="001e5964"/>
    </style:style>
    <style:style style:name="P15" style:family="paragraph" style:parent-style-name="Text_20_body">
      <style:paragraph-properties fo:text-align="justify" style:justify-single-word="false"/>
      <style:text-properties style:font-name="Arial" officeooo:rsid="001e5964" officeooo:paragraph-rsid="001e5964"/>
    </style:style>
    <style:style style:name="P16" style:family="paragraph" style:parent-style-name="Heading_20_1">
      <style:text-properties officeooo:rsid="0016e7d3" officeooo:paragraph-rsid="0016e7d3"/>
    </style:style>
    <style:style style:name="P17" style:family="paragraph" style:parent-style-name="Standard">
      <style:paragraph-properties fo:text-align="center" style:justify-single-word="false"/>
      <style:text-properties fo:color="#2a6099" style:font-name="Arial" fo:font-size="36pt" officeooo:rsid="0016e7d3" officeooo:paragraph-rsid="0016e7d3" style:font-size-asian="36pt" style:font-size-complex="36pt"/>
    </style:style>
    <style:style style:name="P18" style:family="paragraph" style:parent-style-name="Standard">
      <style:paragraph-properties fo:text-align="start" style:justify-single-word="false"/>
      <style:text-properties fo:color="#2a6099" style:font-name="Arial" fo:font-size="44pt" officeooo:rsid="0016e7d3" officeooo:paragraph-rsid="0016e7d3" style:font-size-asian="44pt" style:font-size-complex="44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28pt" officeooo:rsid="0016e7d3" officeooo:paragraph-rsid="0016e7d3" style:font-size-asian="28pt" style:font-size-complex="28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20pt" officeooo:rsid="0016e7d3" officeooo:paragraph-rsid="0016e7d3" style:font-size-asian="20pt" style:font-size-complex="20pt"/>
    </style:style>
    <style:style style:name="P21" style:family="paragraph" style:parent-style-name="Text_20_body">
      <style:paragraph-properties fo:text-align="justify" style:justify-single-word="false"/>
      <style:text-properties style:font-name="Arial" officeooo:rsid="00181f3b" officeooo:paragraph-rsid="0016e7d3"/>
    </style:style>
    <style:style style:name="P22" style:family="paragraph" style:parent-style-name="Text_20_body">
      <style:paragraph-properties fo:text-align="justify" style:justify-single-word="false"/>
      <style:text-properties style:font-name="Arial" officeooo:rsid="00181f3b" officeooo:paragraph-rsid="00181f3b"/>
    </style:style>
    <style:style style:name="P23" style:family="paragraph" style:parent-style-name="Text_20_body">
      <style:paragraph-properties fo:text-align="justify" style:justify-single-word="false"/>
      <style:text-properties style:font-name="Arial" officeooo:rsid="00193821" officeooo:paragraph-rsid="00193821"/>
    </style:style>
    <style:style style:name="P24" style:family="paragraph" style:parent-style-name="Text_20_body">
      <style:text-properties style:font-name="Arial" officeooo:rsid="001b2be0" officeooo:paragraph-rsid="00193821"/>
    </style:style>
    <style:style style:name="P25" style:family="paragraph" style:parent-style-name="Text_20_body">
      <style:text-properties style:font-name="Arial" officeooo:rsid="001b2be0" officeooo:paragraph-rsid="001b2be0"/>
    </style:style>
    <style:style style:name="P26" style:family="paragraph" style:parent-style-name="Text_20_body">
      <style:paragraph-properties fo:text-align="justify" style:justify-single-word="false"/>
      <style:text-properties style:font-name="Arial" officeooo:rsid="001c55b1" officeooo:paragraph-rsid="001c55b1"/>
    </style:style>
    <style:style style:name="P27" style:family="paragraph" style:parent-style-name="Text_20_body">
      <style:paragraph-properties fo:text-align="justify" style:justify-single-word="false"/>
      <style:text-properties style:font-name="Arial" officeooo:rsid="001c5d87" officeooo:paragraph-rsid="001c5d87"/>
    </style:style>
    <style:style style:name="P28" style:family="paragraph" style:parent-style-name="Text_20_body">
      <style:paragraph-properties fo:text-align="justify" style:justify-single-word="false"/>
      <style:text-properties style:font-name="Arial" officeooo:rsid="001e5964" officeooo:paragraph-rsid="001e5964"/>
    </style:style>
    <style:style style:name="T1" style:family="text">
      <style:text-properties fo:color="#2a6099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officeooo:rsid="001c55b1"/>
    </style:style>
    <style:style style:name="T5" style:family="text">
      <style:text-properties officeooo:rsid="001c5d87"/>
    </style:style>
    <style:style style:name="T6" style:family="text">
      <style:text-properties officeooo:rsid="001e5964"/>
    </style:style>
    <style:style style:name="T7" style:family="text">
      <style:text-properties officeooo:rsid="001e5ac2"/>
    </style:style>
    <style:style style:name="T8" style:family="text">
      <style:text-properties officeooo:rsid="001f1c4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"/>
      <text:p text:style-name="P4"/>
      <text:p text:style-name="P4"/>
      <text:p text:style-name="P17"/>
      <text:p text:style-name="P17"/>
      <text:p text:style-name="P18"><text:tab/><text:span text:style-name="T8">Kaffeeautomat</text:span></text:p>
      <text:p text:style-name="P6"><text:span text:style-name="T1"><text:tab/></text:span><text:span text:style-name="T3">Programmier-Praktikum</text:span></text:p>
      <text:p text:style-name="P19"/>
      <text:p text:style-name="P5"><text:tab/>von:<text:span text:style-name="T2"> </text:span>Jesse Strathmann, Finn Geffken <text:span text:style-name="T8">und <text:tab/><text:tab/><text:tab/>Maurice Beisel</text:span></text:p>
      <text:p text:style-name="P5"><text:span text:style-name="T2"><text:tab/></text:span>Abgabe: <text:span text:style-name="T8">19.04</text:span>.20<text:span text:style-name="T8">20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"><text:a xlink:type="simple" xlink:href="#__RefHeading___Toc105_790412065" text:style-name="Index_20_Link" text:visited-style-name="Index_20_Link">1. Projektbeschreibung<text:tab/>4</text:a></text:p>
          <text:p text:style-name="P3"><text:a xlink:type="simple" xlink:href="#__RefHeading___Toc107_790412065" text:style-name="Index_20_Link" text:visited-style-name="Index_20_Link">2. Theoretische Überlegungen<text:tab/>4</text:a></text:p>
          <text:p text:style-name="P3"><text:a xlink:type="simple" xlink:href="#__RefHeading___Toc109_790412065" text:style-name="Index_20_Link" text:visited-style-name="Index_20_Link">3. Softwareentwurf<text:tab/>4</text:a></text:p>
          <text:p text:style-name="P2"><text:a xlink:type="simple" xlink:href="#__RefHeading___Toc111_790412065" text:style-name="Index_20_Link" text:visited-style-name="Index_20_Link">3.1 Diagramme<text:tab/>4</text:a></text:p>
          <text:p text:style-name="P2"><text:a xlink:type="simple" xlink:href="#__RefHeading___Toc113_790412065" text:style-name="Index_20_Link" text:visited-style-name="Index_20_Link">3.2 Beschreibung<text:tab/>4</text:a></text:p>
          <text:p text:style-name="P3"><text:a xlink:type="simple" xlink:href="#__RefHeading___Toc115_790412065" text:style-name="Index_20_Link" text:visited-style-name="Index_20_Link">4. Projektplanung<text:tab/>4</text:a></text:p>
          <text:p text:style-name="P2"><text:a xlink:type="simple" xlink:href="#__RefHeading___Toc117_790412065" text:style-name="Index_20_Link" text:visited-style-name="Index_20_Link">4.1 persönliche Zielsetzungen<text:tab/>4</text:a></text:p>
          <text:p text:style-name="P2"><text:a xlink:type="simple" xlink:href="#__RefHeading___Toc119_790412065" text:style-name="Index_20_Link" text:visited-style-name="Index_20_Link">4.2 Arbeitsaufteilung<text:tab/>4</text:a></text:p>
          <text:p text:style-name="P3"><text:a xlink:type="simple" xlink:href="#__RefHeading___Toc121_790412065" text:style-name="Index_20_Link" text:visited-style-name="Index_20_Link">5 Projektverlauf<text:tab/>4</text:a></text:p>
          <text:p text:style-name="P2"><text:a xlink:type="simple" xlink:href="#__RefHeading___Toc123_790412065" text:style-name="Index_20_Link" text:visited-style-name="Index_20_Link">5.1 Überblick<text:tab/>4</text:a></text:p>
          <text:p text:style-name="P2"><text:a xlink:type="simple" xlink:href="#__RefHeading___Toc125_790412065" text:style-name="Index_20_Link" text:visited-style-name="Index_20_Link">5.2 Testprotokolle<text:tab/>4</text:a></text:p>
          <text:p text:style-name="P3"><text:a xlink:type="simple" xlink:href="#__RefHeading___Toc127_790412065" text:style-name="Index_20_Link" text:visited-style-name="Index_20_Link">6 Projektergebnisse<text:tab/>4</text:a></text:p>
          <text:p text:style-name="P2"><text:a xlink:type="simple" xlink:href="#__RefHeading___Toc129_790412065" text:style-name="Index_20_Link" text:visited-style-name="Index_20_Link">6.1 Ergebnisse<text:tab/>4</text:a></text:p>
          <text:p text:style-name="P2"><text:a xlink:type="simple" xlink:href="#__RefHeading___Toc131_790412065" text:style-name="Index_20_Link" text:visited-style-name="Index_20_Link">6.2 Mängel<text:tab/>4</text:a></text:p>
          <text:p text:style-name="P2"><text:a xlink:type="simple" xlink:href="#__RefHeading___Toc133_790412065" text:style-name="Index_20_Link" text:visited-style-name="Index_20_Link">6.3 Fazit<text:tab/>4</text:a></text:p>
        </text:index-body>
      </text:table-of-conten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h text:style-name="P16" text:outline-level="1"><text:bookmark-start text:name="__RefHeading___Toc105_790412065"/>1. Projektbeschreibung<text:bookmark-end text:name="__RefHeading___Toc105_790412065"/></text:h>
      <text:p text:style-name="P21"/>
      <text:h text:style-name="P16" text:outline-level="1"><text:bookmark-start text:name="__RefHeading___Toc107_790412065"/>2. Theoretische Überlegungen<text:bookmark-end text:name="__RefHeading___Toc107_790412065"/></text:h>
      <text:p text:style-name="P7"/>
      <text:h text:style-name="P16" text:outline-level="1"><text:bookmark-start text:name="__RefHeading___Toc109_790412065"/>3. Softwareentwurf<text:bookmark-end text:name="__RefHeading___Toc109_790412065"/></text:h>
      <text:p text:style-name="P24"/>
      <text:h text:style-name="Heading_20_1" text:outline-level="1"><text:bookmark-start text:name="__RefHeading___Toc115_790412065"/>4. Projektplanung<text:bookmark-end text:name="__RefHeading___Toc115_790412065"/></text:h>
      <text:h text:style-name="Heading_20_2" text:outline-level="2"><text:bookmark-start text:name="__RefHeading___Toc117_790412065"/>4.1 persönliche Zielsetzungen<text:bookmark-end text:name="__RefHeading___Toc117_790412065"/></text:h>
      <text:p text:style-name="P9"/>
      <text:h text:style-name="Heading_20_2" text:outline-level="2"><text:bookmark-start text:name="__RefHeading___Toc119_790412065"/>4.2 Arbeitsaufteilung<text:bookmark-end text:name="__RefHeading___Toc119_790412065"/></text:h>
      <text:p text:style-name="P12"/>
      <text:h text:style-name="Heading_20_1" text:outline-level="1"><text:bookmark-start text:name="__RefHeading___Toc121_790412065"/>5 Projektverlauf<text:bookmark-end text:name="__RefHeading___Toc121_790412065"/></text:h>
      <text:h text:style-name="Heading_20_2" text:outline-level="2"><text:bookmark-start text:name="__RefHeading___Toc123_790412065"/>5.1 Überblick<text:bookmark-end text:name="__RefHeading___Toc123_790412065"/></text:h>
      <text:p text:style-name="P12"/>
      <text:h text:style-name="Heading_20_2" text:outline-level="2"><text:bookmark-start text:name="__RefHeading___Toc125_790412065"/>5.2 Testprotokolle<text:bookmark-end text:name="__RefHeading___Toc125_790412065"/></text:h>
      <text:p text:style-name="P13"/>
      <text:h text:style-name="Heading_20_1" text:outline-level="1"><text:bookmark-start text:name="__RefHeading___Toc127_790412065"/>6 Projektergebnisse<text:bookmark-end text:name="__RefHeading___Toc127_790412065"/></text:h>
      <text:h text:style-name="Heading_20_2" text:outline-level="2"><text:bookmark-start text:name="__RefHeading___Toc129_790412065"/>6.1 Ergebnisse<text:bookmark-end text:name="__RefHeading___Toc129_790412065"/></text:h>
      <text:p text:style-name="P15"/>
      <text:h text:style-name="Heading_20_2" text:outline-level="2"><text:bookmark-start text:name="__RefHeading___Toc131_790412065"/>6.2 Mängel<text:bookmark-end text:name="__RefHeading___Toc131_790412065"/></text:h>
      <text:p text:style-name="P15"/>
      <text:h text:style-name="Heading_20_2" text:outline-level="2"><text:bookmark-start text:name="__RefHeading___Toc133_790412065"/><text:soft-page-break/>6.3 Fazit<text:bookmark-end text:name="__RefHeading___Toc133_79041206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e7d3" officeooo:paragraph-rsid="0016e7d3"/>
    </style:style>
    <style:style style:name="MT1" style:family="text">
      <style:text-properties officeooo:rsid="001f1c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esse Strathmann, Finn Geffken, <text:span text:style-name="MT1">Maurice Beisel</text:span><text:tab/><text:tab/>Frau Felsmann, PP</text:p>
        <text:p text:style-name="MP1">DQI 17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2:19:17.703000000</meta:creation-date>
    <dc:date>2020-03-03T20:14:40.441000000</dc:date>
    <meta:editing-duration>PT6M39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4" meta:paragraph-count="35" meta:word-count="99" meta:character-count="731" meta:non-whitespace-character-count="657"/>
  </office:meta>
</office:document-meta>
</file>